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1265c64010" style:family="table" style:master-page-name="ta-mp-0x7f1265c64010">
      <style:table-properties table:display="true" style:writing-mode="lr-tb"/>
    </style:style>
    <style:style style:name="ta-0x7f1265c64200" style:family="table" style:master-page-name="ta-mp-0x7f1265c64200">
      <style:table-properties table:display="true" style:writing-mode="lr-tb"/>
    </style:style>
    <style:style style:name="ta-0x7f1265c643f0" style:family="table" style:master-page-name="ta-mp-0x7f1265c643f0">
      <style:table-properties table:display="true" style:writing-mode="lr-tb"/>
    </style:style>
    <style:style style:name="ta-0x7f1265c645e0" style:family="table" style:master-page-name="ta-mp-0x7f1265c645e0">
      <style:table-properties table:display="true" style:writing-mode="lr-tb"/>
    </style:style>
    <style:style style:name="ta-0x7f1265c647d0" style:family="table" style:master-page-name="ta-mp-0x7f1265c647d0">
      <style:table-properties table:display="true" style:writing-mode="lr-tb"/>
    </style:style>
    <style:style style:name="ta-0x7f1265c649c0" style:family="table" style:master-page-name="ta-mp-0x7f1265c649c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4.06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1265c7bf50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265c7c07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265c7c1a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265c7c2c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265c7c3f0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265c7c51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265c7be2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265c696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265c7c76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265c6a9b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265c7c64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265c6973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265c7c89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265c7cc0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265c7c9b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265c7cd3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265c7cf8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265c6c32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265c7ce5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265c6985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265c7d0a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265c7d42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265c7d1d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265c7d54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265c7d79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265c6be8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265c7d67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265c6998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265c7d8c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265c7dc3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265c7d9e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265c7dd6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265c7dfb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265c69cf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265c7de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265c69aa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265c7e0d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265c7e45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265c7e20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265c7e57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265c7e7c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265c6cd8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265c7e6a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265c69bd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265c7e8f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265c7ec6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265c7ea1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265c7ed9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OL-1" style:family="table-column">
      <style:table-column-properties style:column-width="227.25pt" style:use-optimal-column-width="false"/>
    </style:style>
    <style:style style:name="ACOL-2" style:family="table-column"/>
    <style:style style:name="ACOL-3" style:family="table-column">
      <style:table-column-properties style:column-width="121.50pt" style:use-optimal-column-width="true"/>
    </style:style>
    <style:style style:name="ACOL-4" style:family="table-column">
      <style:table-column-properties style:column-width="55.50pt" style:use-optimal-column-width="true"/>
    </style:style>
    <style:style style:name="ACOL-5" style:family="table-column">
      <style:table-column-properties style:column-width="64.26pt" style:use-optimal-column-width="true"/>
    </style:style>
    <style:style style:name="ACOL-6" style:family="table-column">
      <style:table-column-properties style:column-width="25.50pt" style:use-optimal-column-width="true"/>
    </style:style>
    <style:style style:name="ACOL-7" style:family="table-column">
      <style:table-column-properties style:column-width="31.50pt" style:use-optimal-column-width="true"/>
    </style:style>
    <style:style style:name="ACOL-8" style:family="table-column">
      <style:table-column-properties style:column-width="75.35pt" style:use-optimal-column-width="true"/>
    </style:style>
    <style:style style:name="ACOL-9" style:family="table-column">
      <style:table-column-properties style:column-width="94.85pt" style:use-optimal-column-width="true"/>
    </style:style>
    <style:style style:name="ACOL-10" style:family="table-column">
      <style:table-column-properties style:column-width="304.75pt" style:use-optimal-column-width="true"/>
    </style:style>
    <style:style style:name="AROW-1" style:family="table-row">
      <style:table-row-properties style:row-height="12.00pt" style:use-optimal-row-height="false"/>
    </style:style>
    <style:style style:name="AROW-2" style:family="table-row">
      <style:table-row-properties style:row-height="14.91pt" style:use-optimal-row-height="true"/>
    </style:style>
    <style:style style:name="AROW-3" style:family="table-row"/>
    <style:style style:name="AROW-4" style:family="table-row">
      <style:table-row-properties style:row-height="14.2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content-validations>
        <table:content-validation table:name="VAL-0x7f1265d06c10" table:allow-empty-cell="true" table:display-list="unsorted" table:base-cell-address="$'TestCase'.A3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1265d0b410" table:allow-empty-cell="true" table:display-list="unsorted" table:base-cell-address="$'TestCase'.A5" table:condition="of:cell-content-is-in-list({&quot;openApplication&quot;;&quot;logi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1265d14c10" table:allow-empty-cell="true" table:display-list="unsorted" table:base-cell-address="$'TestCase'.A7" table:condition="of:cell-content-is-in-list({&quot;openApplication&quot;;&quot;login&quot;;&quot;validateHomePage&quot;;&quot;navigateVerifyProductPage&quot;;&quot;buyNowVerifyCart&quot;;&quot;verifyCheckoutAddressPage&quot;;&quot;paymentOptionsPage&quot;;&quot;closeApplication&quot;;&quot;&quot;;&quot;&quot;;&quot;verifySearchProductOnTheBasisOfStatus&quot;;&quot;verifyProductOnTheBasisOfFuzzySearch&quot;})">
          <table:error-message table:display="true" table:message-type="warning"/>
        </table:content-validation>
        <table:content-validation table:name="VAL-0x7f1265d19410" table:allow-empty-cell="true" table:display-list="unsorted" table:base-cell-address="$'TestCase'.A9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1265d1a310" table:allow-empty-cell="true" table:display-list="unsorted" table:base-cell-address="$'TestCase'.A11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</table:content-validations>
      <table:table table:name="TestCase" table:style-name="ta-0x7f1265c64010" table:print="false">
        <office:forms form:automatic-focus="false" form:apply-design-mode="false">
          <form:form/>
        </office:forms>
        <table:table-column table:default-cell-style-name="ACE-0x7f1265c7be28" table:style-name="ACOL-1"/>
        <table:table-column table:style-name="ACOL-0" table:number-columns-repeated="127"/>
        <table:table-row table:style-name="AROW-0">
          <table:table-cell table:style-name="ACE-0x7f1265c7bf50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0">
          <table:table-cell table:style-name="ACE-0x7f1265c7c078" table:content-validation-name="VAL-0x7f1265d06c10" office:value-type="string">
            <text:p>openApplication</text:p>
          </table:table-cell>
          <table:table-cell table:number-columns-repeated="127" table:style-name="Gnumeric-default"/>
        </table:table-row>
        <table:table-row table:style-name="AROW-1">
          <table:table-cell table:style-name="ACE-0x7f1265c7c1a0" table:content-validation-name="VAL-0x7f1265d0b410" office:value-type="string">
            <text:p>login</text:p>
          </table:table-cell>
          <table:table-cell table:number-columns-repeated="127" table:style-name="Gnumeric-default"/>
        </table:table-row>
        <table:table-row table:style-name="AROW-0">
          <table:table-cell table:style-name="ACE-0x7f1265c7c2c8" table:content-validation-name="VAL-0x7f1265d14c10" office:value-type="string">
            <text:p>verifyProductOnTheBasisOfFuzzySearch</text:p>
          </table:table-cell>
          <table:table-cell table:number-columns-repeated="127" table:style-name="Gnumeric-default"/>
        </table:table-row>
        <table:table-row table:style-name="AROW-2">
          <table:table-cell table:style-name="ACE-0x7f1265c7c3f0" table:content-validation-name="VAL-0x7f1265d19410" office:value-type="string">
            <text:p>closeApplication</text:p>
          </table:table-cell>
          <table:table-cell table:number-columns-repeated="127" table:style-name="Gnumeric-default"/>
        </table:table-row>
        <table:table-row table:style-name="AROW-0" table:number-rows-repeated="3">
          <table:table-cell table:style-name="ACE-0x7f1265c7c518" table:content-validation-name="VAL-0x7f1265d1a310"/>
          <table:table-cell table:number-columns-repeated="127" table:style-name="Gnumeric-default"/>
        </table:table-row>
        <table:table-row table:style-name="AROW-0" table:number-rows-repeated="1048568">
          <table:table-cell table:number-columns-repeated="128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1_TestData" table:style-name="ta-0x7f1265c64200" table:print="false">
        <office:forms form:automatic-focus="false" form:apply-design-mode="false">
          <form:form/>
        </office:forms>
        <table:table-column table:default-cell-style-name="ACE-0x7f1265c7c640" table:style-name="ACOL-3"/>
        <table:table-column table:default-cell-style-name="ACE-0x7f1265c7c640" table:style-name="ACOL-4"/>
        <table:table-column table:default-cell-style-name="ACE-0x7f1265c7c640" table:style-name="ACOL-5"/>
        <table:table-column table:default-cell-style-name="ACE-0x7f1265c7c640" table:style-name="ACOL-6"/>
        <table:table-column table:default-cell-style-name="ACE-0x7f1265c7c640" table:style-name="ACOL-7"/>
        <table:table-column table:default-cell-style-name="ACE-0x7f1265c7c640" table:style-name="ACOL-8"/>
        <table:table-column table:default-cell-style-name="ACE-0x7f1265c7c640" table:style-name="ACOL-9"/>
        <table:table-column table:default-cell-style-name="ACE-0x7f1265c7c640" table:style-name="ACOL-10"/>
        <table:table-column table:default-cell-style-name="ACE-0x7f1265c69730" table:style-name="ACOL-0" table:number-columns-repeated="120"/>
        <table:table-row table:style-name="AROW-0">
          <table:table-cell table:style-name="ACE-0x7f1265c7c768" office:value-type="string">
            <text:p>User Name</text:p>
          </table:table-cell>
          <table:table-cell table:style-name="ACE-0x7f1265c7c890" office:value-type="string">
            <text:p>Password</text:p>
          </table:table-cell>
          <table:table-cell table:style-name="ACE-0x7f1265c7c890" office:value-type="string">
            <text:p>Name</text:p>
          </table:table-cell>
          <table:table-cell table:style-name="ACE-0x7f1265c7c890" office:value-type="string">
            <text:p>URL</text:p>
          </table:table-cell>
          <table:table-cell table:style-name="ACE-0x7f1265c7c890" office:value-type="string">
            <text:p>Code</text:p>
          </table:table-cell>
          <table:table-cell table:style-name="ACE-0x7f1265c7c890" office:value-type="string">
            <text:p>Status</text:p>
          </table:table-cell>
          <table:table-cell table:style-name="ACE-0x7f1265c7c890" office:value-type="string">
            <text:p>Merchant DropDown</text:p>
          </table:table-cell>
          <table:table-cell table:style-name="ACE-0x7f1265c7c9b8" office:value-type="string">
            <text:p>Category Drop Down</text:p>
          </table:table-cell>
          <table:table-cell table:number-columns-repeated="120" table:style-name="ACE-0x7f1265c69730"/>
        </table:table-row>
        <table:table-row table:style-name="AROW-0">
          <table:table-cell table:style-name="ACE-0x7f1265c6a9b0" office:value-type="string">
            <text:p>testshopclue@sc.com</text:p>
          </table:table-cell>
          <table:table-cell table:style-name="ACE-0x7f1265c7cc08" office:value-type="float" office:value="123456">
            <text:p>123456</text:p>
          </table:table-cell>
          <table:table-cell table:style-name="ACE-0x7f1265c7cc08" office:value-type="string">
            <text:p>Mob</text:p>
          </table:table-cell>
          <table:table-cell table:number-columns-repeated="2" table:style-name="ACE-0x7f1265c7cc08"/>
          <table:table-cell table:style-name="ACE-0x7f1265c7cc08" office:value-type="string">
            <text:p>Active</text:p>
          </table:table-cell>
          <table:table-cell table:style-name="ACE-0x7f1265c7cc08" office:value-type="string">
            <text:p>All Merchants</text:p>
          </table:table-cell>
          <table:table-cell table:style-name="ACE-0x7f1265c7cd30" office:value-type="string">
            <text:p>All Categories</text:p>
          </table:table-cell>
          <table:table-cell table:number-columns-repeated="120" table:style-name="ACE-0x7f1265c69730"/>
        </table:table-row>
        <table:table-row table:style-name="AROW-0" table:number-rows-repeated="1048564">
          <table:table-cell table:number-columns-repeated="128"/>
        </table:table-row>
        <table:table-row table:style-name="AROW-0" table:number-rows-repeated="10">
          <table:table-cell table:number-columns-repeated="128" table:style-name="ACE-0x7f1265c69730"/>
        </table:table-row>
        <table:named-expressions>
          <table:named-expression table:name="Print_Area" table:expression="of:=#REF!" table:base-cell-address="$'AQA1_TestData'.$A$1"/>
          <table:named-expression table:name="Sheet_Title" table:expression="of:=&quot;AQA1_TestData&quot;" table:base-cell-address="$'AQA1_TestData'.$A$1"/>
        </table:named-expressions>
        <gnm:selections gnm:cursor-col="0" gnm:cursor-row="0">
          <gnm:selection gnm:start-col="0" gnm:start-row="0" gnm:end-col="0" gnm:end-row="1"/>
        </gnm:selections>
      </table:table>
      <table:table table:name="AQA2_TestData" table:style-name="ta-0x7f1265c643f0" table:print="false">
        <office:forms form:automatic-focus="false" form:apply-design-mode="false">
          <form:form/>
        </office:forms>
        <table:table-column table:default-cell-style-name="ACE-0x7f1265c7ce58" table:style-name="ACOL-3"/>
        <table:table-column table:default-cell-style-name="ACE-0x7f1265c7ce58" table:style-name="ACOL-4"/>
        <table:table-column table:default-cell-style-name="ACE-0x7f1265c7ce58" table:style-name="ACOL-5"/>
        <table:table-column table:default-cell-style-name="ACE-0x7f1265c7ce58" table:style-name="ACOL-6"/>
        <table:table-column table:default-cell-style-name="ACE-0x7f1265c7ce58" table:style-name="ACOL-7"/>
        <table:table-column table:default-cell-style-name="ACE-0x7f1265c7ce58" table:style-name="ACOL-8"/>
        <table:table-column table:default-cell-style-name="ACE-0x7f1265c7ce58" table:style-name="ACOL-9"/>
        <table:table-column table:default-cell-style-name="ACE-0x7f1265c7ce58" table:style-name="ACOL-10"/>
        <table:table-column table:default-cell-style-name="ACE-0x7f1265c69858" table:style-name="ACOL-0" table:number-columns-repeated="120"/>
        <table:table-row table:style-name="AROW-0">
          <table:table-cell table:style-name="ACE-0x7f1265c7cf80" office:value-type="string">
            <text:p>User Name</text:p>
          </table:table-cell>
          <table:table-cell table:style-name="ACE-0x7f1265c7d0a8" office:value-type="string">
            <text:p>Password</text:p>
          </table:table-cell>
          <table:table-cell table:style-name="ACE-0x7f1265c7d0a8" office:value-type="string">
            <text:p>Name</text:p>
          </table:table-cell>
          <table:table-cell table:style-name="ACE-0x7f1265c7d0a8" office:value-type="string">
            <text:p>URL</text:p>
          </table:table-cell>
          <table:table-cell table:style-name="ACE-0x7f1265c7d0a8" office:value-type="string">
            <text:p>Code</text:p>
          </table:table-cell>
          <table:table-cell table:style-name="ACE-0x7f1265c7d0a8" office:value-type="string">
            <text:p>Status</text:p>
          </table:table-cell>
          <table:table-cell table:style-name="ACE-0x7f1265c7d0a8" office:value-type="string">
            <text:p>Merchant DropDown</text:p>
          </table:table-cell>
          <table:table-cell table:style-name="ACE-0x7f1265c7d1d0" office:value-type="string">
            <text:p>Category Drop Down</text:p>
          </table:table-cell>
          <table:table-cell table:number-columns-repeated="120" table:style-name="ACE-0x7f1265c69858"/>
        </table:table-row>
        <table:table-row table:style-name="AROW-0">
          <table:table-cell table:style-name="ACE-0x7f1265c6c320" office:value-type="string">
            <text:p>testshopclue@sc.com</text:p>
          </table:table-cell>
          <table:table-cell table:style-name="ACE-0x7f1265c7d420" office:value-type="float" office:value="123456">
            <text:p>123456</text:p>
          </table:table-cell>
          <table:table-cell table:style-name="ACE-0x7f1265c7d420" office:value-type="string">
            <text:p>Mob</text:p>
          </table:table-cell>
          <table:table-cell table:number-columns-repeated="2" table:style-name="ACE-0x7f1265c7d420"/>
          <table:table-cell table:style-name="ACE-0x7f1265c7d420" office:value-type="string">
            <text:p>Active</text:p>
          </table:table-cell>
          <table:table-cell table:style-name="ACE-0x7f1265c7d420" office:value-type="string">
            <text:p>All Merchants</text:p>
          </table:table-cell>
          <table:table-cell table:style-name="ACE-0x7f1265c7d548" office:value-type="string">
            <text:p>All Categories</text:p>
          </table:table-cell>
          <table:table-cell table:number-columns-repeated="120" table:style-name="ACE-0x7f1265c69858"/>
        </table:table-row>
        <table:table-row table:style-name="AROW-4" table:number-rows-repeated="1048564">
          <table:table-cell table:number-columns-repeated="128"/>
        </table:table-row>
        <table:table-row table:style-name="AROW-4" table:number-rows-repeated="10">
          <table:table-cell table:number-columns-repeated="128" table:style-name="ACE-0x7f1265c69858"/>
        </table:table-row>
        <table:named-expressions>
          <table:named-expression table:name="Print_Area" table:expression="of:=#REF!" table:base-cell-address="$'AQA2_TestData'.$A$1"/>
          <table:named-expression table:name="Sheet_Title" table:expression="of:=&quot;AQA2_TestData&quot;" table:base-cell-address="$'AQA2_TestData'.$A$1"/>
        </table:named-expressions>
        <gnm:selections gnm:cursor-col="0" gnm:cursor-row="0">
          <gnm:selection gnm:start-col="0" gnm:start-row="0" gnm:end-col="0" gnm:end-row="1"/>
        </gnm:selections>
      </table:table>
      <table:table table:name="AQA3_TestData" table:style-name="ta-0x7f1265c645e0" table:print="false">
        <office:forms form:automatic-focus="false" form:apply-design-mode="false">
          <form:form/>
        </office:forms>
        <table:table-column table:default-cell-style-name="ACE-0x7f1265c7d670" table:style-name="ACOL-3"/>
        <table:table-column table:default-cell-style-name="ACE-0x7f1265c7d670" table:style-name="ACOL-4"/>
        <table:table-column table:default-cell-style-name="ACE-0x7f1265c7d670" table:style-name="ACOL-5"/>
        <table:table-column table:default-cell-style-name="ACE-0x7f1265c7d670" table:style-name="ACOL-6"/>
        <table:table-column table:default-cell-style-name="ACE-0x7f1265c7d670" table:style-name="ACOL-7"/>
        <table:table-column table:default-cell-style-name="ACE-0x7f1265c7d670" table:style-name="ACOL-8"/>
        <table:table-column table:default-cell-style-name="ACE-0x7f1265c7d670" table:style-name="ACOL-9"/>
        <table:table-column table:default-cell-style-name="ACE-0x7f1265c7d670" table:style-name="ACOL-10"/>
        <table:table-column table:default-cell-style-name="ACE-0x7f1265c69980" table:style-name="ACOL-0" table:number-columns-repeated="120"/>
        <table:table-row table:style-name="AROW-0">
          <table:table-cell table:style-name="ACE-0x7f1265c7d798" office:value-type="string">
            <text:p>User Name</text:p>
          </table:table-cell>
          <table:table-cell table:style-name="ACE-0x7f1265c7d8c0" office:value-type="string">
            <text:p>Password</text:p>
          </table:table-cell>
          <table:table-cell table:style-name="ACE-0x7f1265c7d8c0" office:value-type="string">
            <text:p>Name</text:p>
          </table:table-cell>
          <table:table-cell table:style-name="ACE-0x7f1265c7d8c0" office:value-type="string">
            <text:p>URL</text:p>
          </table:table-cell>
          <table:table-cell table:style-name="ACE-0x7f1265c7d8c0" office:value-type="string">
            <text:p>Code</text:p>
          </table:table-cell>
          <table:table-cell table:style-name="ACE-0x7f1265c7d8c0" office:value-type="string">
            <text:p>Status</text:p>
          </table:table-cell>
          <table:table-cell table:style-name="ACE-0x7f1265c7d8c0" office:value-type="string">
            <text:p>Merchant DropDown</text:p>
          </table:table-cell>
          <table:table-cell table:style-name="ACE-0x7f1265c7d9e8" office:value-type="string">
            <text:p>Category Drop Down</text:p>
          </table:table-cell>
          <table:table-cell table:number-columns-repeated="120" table:style-name="ACE-0x7f1265c69980"/>
        </table:table-row>
        <table:table-row table:style-name="AROW-0">
          <table:table-cell table:style-name="ACE-0x7f1265c6be80" office:value-type="string">
            <text:p>testshopclue@sc.com</text:p>
          </table:table-cell>
          <table:table-cell table:style-name="ACE-0x7f1265c7dc38" office:value-type="float" office:value="123456">
            <text:p>123456</text:p>
          </table:table-cell>
          <table:table-cell table:style-name="ACE-0x7f1265c7dc38" office:value-type="string">
            <text:p>Mob</text:p>
          </table:table-cell>
          <table:table-cell table:number-columns-repeated="2" table:style-name="ACE-0x7f1265c7dc38"/>
          <table:table-cell table:style-name="ACE-0x7f1265c7dc38" office:value-type="string">
            <text:p>Active</text:p>
          </table:table-cell>
          <table:table-cell table:style-name="ACE-0x7f1265c7dc38" office:value-type="string">
            <text:p>All Merchants</text:p>
          </table:table-cell>
          <table:table-cell table:style-name="ACE-0x7f1265c7dd60" office:value-type="string">
            <text:p>All Categories</text:p>
          </table:table-cell>
          <table:table-cell table:number-columns-repeated="120" table:style-name="ACE-0x7f1265c69980"/>
        </table:table-row>
        <table:table-row table:style-name="AROW-4" table:number-rows-repeated="1048564">
          <table:table-cell table:number-columns-repeated="128"/>
        </table:table-row>
        <table:table-row table:style-name="AROW-4" table:number-rows-repeated="10">
          <table:table-cell table:number-columns-repeated="128" table:style-name="ACE-0x7f1265c69980"/>
        </table:table-row>
        <table:named-expressions>
          <table:named-expression table:name="Print_Area" table:expression="of:=#REF!" table:base-cell-address="$'AQA3_TestData'.$A$1"/>
          <table:named-expression table:name="Sheet_Title" table:expression="of:=&quot;AQA3_TestData&quot;" table:base-cell-address="$'AQA3_TestData'.$A$1"/>
        </table:named-expressions>
        <gnm:selections gnm:cursor-col="0" gnm:cursor-row="0">
          <gnm:selection gnm:start-col="0" gnm:start-row="0" gnm:end-col="0" gnm:end-row="1"/>
        </gnm:selections>
      </table:table>
      <table:table table:name="AQA4_TestData" table:style-name="ta-0x7f1265c647d0" table:print="false">
        <office:forms form:automatic-focus="false" form:apply-design-mode="false">
          <form:form/>
        </office:forms>
        <table:table-column table:default-cell-style-name="ACE-0x7f1265c7de88" table:style-name="ACOL-3"/>
        <table:table-column table:default-cell-style-name="ACE-0x7f1265c7de88" table:style-name="ACOL-4"/>
        <table:table-column table:default-cell-style-name="ACE-0x7f1265c7de88" table:style-name="ACOL-5"/>
        <table:table-column table:default-cell-style-name="ACE-0x7f1265c7de88" table:style-name="ACOL-6"/>
        <table:table-column table:default-cell-style-name="ACE-0x7f1265c7de88" table:style-name="ACOL-7"/>
        <table:table-column table:default-cell-style-name="ACE-0x7f1265c7de88" table:style-name="ACOL-8"/>
        <table:table-column table:default-cell-style-name="ACE-0x7f1265c7de88" table:style-name="ACOL-9"/>
        <table:table-column table:default-cell-style-name="ACE-0x7f1265c7de88" table:style-name="ACOL-10"/>
        <table:table-column table:default-cell-style-name="ACE-0x7f1265c69aa8" table:style-name="ACOL-0" table:number-columns-repeated="120"/>
        <table:table-row table:style-name="AROW-0">
          <table:table-cell table:style-name="ACE-0x7f1265c7dfb0" office:value-type="string">
            <text:p>User Name</text:p>
          </table:table-cell>
          <table:table-cell table:style-name="ACE-0x7f1265c7e0d8" office:value-type="string">
            <text:p>Password</text:p>
          </table:table-cell>
          <table:table-cell table:style-name="ACE-0x7f1265c7e0d8" office:value-type="string">
            <text:p>Name</text:p>
          </table:table-cell>
          <table:table-cell table:style-name="ACE-0x7f1265c7e0d8" office:value-type="string">
            <text:p>URL</text:p>
          </table:table-cell>
          <table:table-cell table:style-name="ACE-0x7f1265c7e0d8" office:value-type="string">
            <text:p>Code</text:p>
          </table:table-cell>
          <table:table-cell table:style-name="ACE-0x7f1265c7e0d8" office:value-type="string">
            <text:p>Status</text:p>
          </table:table-cell>
          <table:table-cell table:style-name="ACE-0x7f1265c7e0d8" office:value-type="string">
            <text:p>Merchant DropDown</text:p>
          </table:table-cell>
          <table:table-cell table:style-name="ACE-0x7f1265c7e200" office:value-type="string">
            <text:p>Category Drop Down</text:p>
          </table:table-cell>
          <table:table-cell table:number-columns-repeated="120" table:style-name="ACE-0x7f1265c69aa8"/>
        </table:table-row>
        <table:table-row table:style-name="AROW-0">
          <table:table-cell table:style-name="ACE-0x7f1265c69cf8" office:value-type="string">
            <text:p>testshopclue@sc.com</text:p>
          </table:table-cell>
          <table:table-cell table:style-name="ACE-0x7f1265c7e450" office:value-type="float" office:value="123456">
            <text:p>123456</text:p>
          </table:table-cell>
          <table:table-cell table:style-name="ACE-0x7f1265c7e450" office:value-type="string">
            <text:p>Mob</text:p>
          </table:table-cell>
          <table:table-cell table:number-columns-repeated="2" table:style-name="ACE-0x7f1265c7e450"/>
          <table:table-cell table:style-name="ACE-0x7f1265c7e450" office:value-type="string">
            <text:p>Active</text:p>
          </table:table-cell>
          <table:table-cell table:style-name="ACE-0x7f1265c7e450" office:value-type="string">
            <text:p>All Merchants</text:p>
          </table:table-cell>
          <table:table-cell table:style-name="ACE-0x7f1265c7e578" office:value-type="string">
            <text:p>All Categories</text:p>
          </table:table-cell>
          <table:table-cell table:number-columns-repeated="120" table:style-name="ACE-0x7f1265c69aa8"/>
        </table:table-row>
        <table:table-row table:style-name="AROW-4" table:number-rows-repeated="1048564">
          <table:table-cell table:number-columns-repeated="128"/>
        </table:table-row>
        <table:table-row table:style-name="AROW-4" table:number-rows-repeated="10">
          <table:table-cell table:number-columns-repeated="128" table:style-name="ACE-0x7f1265c69aa8"/>
        </table:table-row>
        <table:named-expressions>
          <table:named-expression table:name="Print_Area" table:expression="of:=#REF!" table:base-cell-address="$'AQA4_TestData'.$A$1"/>
          <table:named-expression table:name="Sheet_Title" table:expression="of:=&quot;AQA4_TestData&quot;" table:base-cell-address="$'AQA4_TestData'.$A$1"/>
        </table:named-expressions>
        <gnm:selections gnm:cursor-col="0" gnm:cursor-row="0">
          <gnm:selection gnm:start-col="0" gnm:start-row="0" gnm:end-col="0" gnm:end-row="1"/>
        </gnm:selections>
      </table:table>
      <table:table table:name="AQA5_TestData" table:style-name="ta-0x7f1265c649c0" table:print="false">
        <office:forms form:automatic-focus="false" form:apply-design-mode="false">
          <form:form/>
        </office:forms>
        <table:table-column table:default-cell-style-name="ACE-0x7f1265c7e6a0" table:style-name="ACOL-3"/>
        <table:table-column table:default-cell-style-name="ACE-0x7f1265c7e6a0" table:style-name="ACOL-4"/>
        <table:table-column table:default-cell-style-name="ACE-0x7f1265c7e6a0" table:style-name="ACOL-5"/>
        <table:table-column table:default-cell-style-name="ACE-0x7f1265c7e6a0" table:style-name="ACOL-6"/>
        <table:table-column table:default-cell-style-name="ACE-0x7f1265c7e6a0" table:style-name="ACOL-7"/>
        <table:table-column table:default-cell-style-name="ACE-0x7f1265c7e6a0" table:style-name="ACOL-8"/>
        <table:table-column table:default-cell-style-name="ACE-0x7f1265c7e6a0" table:style-name="ACOL-9"/>
        <table:table-column table:default-cell-style-name="ACE-0x7f1265c7e6a0" table:style-name="ACOL-10"/>
        <table:table-column table:default-cell-style-name="ACE-0x7f1265c69bd0" table:style-name="ACOL-0" table:number-columns-repeated="120"/>
        <table:table-row table:style-name="AROW-0">
          <table:table-cell table:style-name="ACE-0x7f1265c7e7c8" office:value-type="string">
            <text:p>User Name</text:p>
          </table:table-cell>
          <table:table-cell table:style-name="ACE-0x7f1265c7e8f0" office:value-type="string">
            <text:p>Password</text:p>
          </table:table-cell>
          <table:table-cell table:style-name="ACE-0x7f1265c7e8f0" office:value-type="string">
            <text:p>Name</text:p>
          </table:table-cell>
          <table:table-cell table:style-name="ACE-0x7f1265c7e8f0" office:value-type="string">
            <text:p>URL</text:p>
          </table:table-cell>
          <table:table-cell table:style-name="ACE-0x7f1265c7e8f0" office:value-type="string">
            <text:p>Code</text:p>
          </table:table-cell>
          <table:table-cell table:style-name="ACE-0x7f1265c7e8f0" office:value-type="string">
            <text:p>Status</text:p>
          </table:table-cell>
          <table:table-cell table:style-name="ACE-0x7f1265c7e8f0" office:value-type="string">
            <text:p>Merchant DropDown</text:p>
          </table:table-cell>
          <table:table-cell table:style-name="ACE-0x7f1265c7ea18" office:value-type="string">
            <text:p>Category Drop Down</text:p>
          </table:table-cell>
          <table:table-cell table:number-columns-repeated="120" table:style-name="ACE-0x7f1265c69bd0"/>
        </table:table-row>
        <table:table-row table:style-name="AROW-0">
          <table:table-cell table:style-name="ACE-0x7f1265c6cd88" office:value-type="string">
            <text:p>testshopclue@sc.com</text:p>
          </table:table-cell>
          <table:table-cell table:style-name="ACE-0x7f1265c7ec68" office:value-type="float" office:value="123456">
            <text:p>123456</text:p>
          </table:table-cell>
          <table:table-cell table:style-name="ACE-0x7f1265c7ec68" office:value-type="string">
            <text:p>Mob</text:p>
          </table:table-cell>
          <table:table-cell table:number-columns-repeated="2" table:style-name="ACE-0x7f1265c7ec68"/>
          <table:table-cell table:style-name="ACE-0x7f1265c7ec68" office:value-type="string">
            <text:p>Active</text:p>
          </table:table-cell>
          <table:table-cell table:style-name="ACE-0x7f1265c7ec68" office:value-type="string">
            <text:p>All Merchants</text:p>
          </table:table-cell>
          <table:table-cell table:style-name="ACE-0x7f1265c7ed90" office:value-type="string">
            <text:p>All Categories</text:p>
          </table:table-cell>
          <table:table-cell table:number-columns-repeated="120" table:style-name="ACE-0x7f1265c69bd0"/>
        </table:table-row>
        <table:table-row table:style-name="AROW-4" table:number-rows-repeated="1048564">
          <table:table-cell table:number-columns-repeated="128"/>
        </table:table-row>
        <table:table-row table:style-name="AROW-4" table:number-rows-repeated="10">
          <table:table-cell table:number-columns-repeated="128" table:style-name="ACE-0x7f1265c69bd0"/>
        </table:table-row>
        <table:named-expressions>
          <table:named-expression table:name="Print_Area" table:expression="of:=#REF!" table:base-cell-address="$'AQA5_TestData'.$A$1"/>
          <table:named-expression table:name="Sheet_Title" table:expression="of:=&quot;AQA5_TestData&quot;" table:base-cell-address="$'AQA5_TestData'.$A$1"/>
        </table:named-expressions>
        <gnm:selections gnm:cursor-col="0" gnm:cursor-row="0">
          <gnm:selection gnm:start-col="0" gnm:start-row="0" gnm:end-col="0" gnm:end-row="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4.06pt" style:use-optimal-row-height="true"/>
    </style:default-style>
  </office:styles>
  <office:automatic-styles>
    <style:page-layout style:name="pl-0x7f1265c3b68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1265ca36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1265c6357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126e9a51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126e9641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1265c1aac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1265c64010" style:display-name="TestCase" style:page-layout-name="pl-0x7f1265c3b68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1265c64200" style:display-name="AQA1_TestData" style:page-layout-name="pl-0x7f1265ca36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1265c643f0" style:display-name="AQA2_TestData" style:page-layout-name="pl-0x7f1265c6357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1265c645e0" style:display-name="AQA3_TestData" style:page-layout-name="pl-0x7f126e9a51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1265c647d0" style:display-name="AQA4_TestData" style:page-layout-name="pl-0x7f126e9641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1265c649c0" style:display-name="AQA5_TestData" style:page-layout-name="pl-0x7f1265c1aac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7-01T04:56:39Z</dc:date>
    <meta:creation-date>2014-12-02T14:54:22Z</meta:creation-date>
    <meta:editing-cycles>31</meta:editing-cycles>
    <meta:editing-duration>PT9H10M6S</meta:editing-duration>
    <meta:generator>gnumeric/1.12.9</meta:generator>
    <meta:initial-creator>sakshi juneja</meta:initial-creator>
  </office:meta>
</office:document-meta>
</file>